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ded5" officeooo:paragraph-rsid="0017ded5"/>
    </style:style>
    <style:style style:name="P2" style:family="paragraph" style:parent-style-name="Standard">
      <style:text-properties officeooo:paragraph-rsid="0017ded5"/>
    </style:style>
    <style:style style:name="T1" style:family="text">
      <style:text-properties officeooo:rsid="0017ded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lide titre :</text:p>
      <text:p text:style-name="P1">Tnak you for attending my phD defense</text:p>
      <text:p text:style-name="P1"/>
      <text:p text:style-name="P1">Slide outline :</text:p>
      <text:p text:style-name="P1">This presentation will be divided in four parts : </text:p>
      <text:p text:style-name="P2"><text:span text:style-name="T1">I will start by briefly dicussing the advantages of quantum mechanics in precision measurement</text:span></text:p>
      <text:p text:style-name="P1">I will then present the nitrogen-vacancy center in diamond and how it is used to perform magnetometry, that is measuring magnetic fields,</text:p>
      <text:p text:style-name="P1">I will then detail and charcterize a new magnetometry protocol with NV centers which I developped during my PhD,</text:p>
      <text:p text:style-name="P1">and finally I will explain the underlying mechanisms which allo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22T09:44:54.851934764</meta:creation-date>
    <dc:date>2022-11-22T09:53:15.517307112</dc:date>
    <meta:editing-duration>PT8M21S</meta:editing-duration>
    <meta:editing-cycles>1</meta:editing-cycles>
    <meta:document-statistic meta:table-count="0" meta:image-count="0" meta:object-count="0" meta:page-count="1" meta:paragraph-count="8" meta:word-count="87" meta:character-count="521" meta:non-whitespace-character-count="441"/>
    <meta:generator>LibreOffice/6.4.7.2$Linux_X86_64 LibreOffice_project/40$Build-2</meta:generator>
  </office:meta>
</office:document-meta>
</file>